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EDMap" style:family="table">
      <style:table-properties style:width="6.9271in" fo:margin-left="0in" table:align="left"/>
    </style:style>
    <style:style style:name="LEDMap.A" style:family="table-column">
      <style:table-column-properties style:column-width="1.6271in"/>
    </style:style>
    <style:style style:name="LEDMap.B" style:family="table-column">
      <style:table-column-properties style:column-width="4.6278in"/>
    </style:style>
    <style:style style:name="LEDMap.C" style:family="table-column">
      <style:table-column-properties style:column-width="0.6722in"/>
    </style:style>
    <style:style style:name="LEDMap.A1" style:family="table-cell">
      <style:table-cell-properties fo:padding="0.0382in" fo:border-left="0.05pt solid #000000" fo:border-right="none" fo:border-top="0.05pt solid #000000" fo:border-bottom="0.05pt solid #000000"/>
    </style:style>
    <style:style style:name="LEDMap.C1" style:family="table-cell">
      <style:table-cell-properties fo:padding="0.0382in" fo:border="0.05pt solid #000000"/>
    </style:style>
    <style:style style:name="LEDMap.A2" style:family="table-cell">
      <style:table-cell-properties fo:padding="0.0382in" fo:border-left="0.05pt solid #000000" fo:border-right="none" fo:border-top="none" fo:border-bottom="0.05pt solid #000000"/>
    </style:style>
    <style:style style:name="LEDMap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2bb9e" officeooo:paragraph-rsid="0002bb9e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normal" officeooo:rsid="0002bb9e" officeooo:paragraph-rsid="0002bb9e" style:font-size-asian="21pt" style:font-weight-asian="normal" style:font-size-complex="2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4pt" fo:font-weight="normal" officeooo:rsid="0008e3ed" officeooo:paragraph-rsid="0002bb9e" style:font-size-asian="21pt" style:font-weight-asian="normal" style:font-size-complex="24pt" style:font-weight-complex="normal"/>
    </style:style>
    <style:style style:name="P4" style:family="paragraph" style:parent-style-name="Table_20_Contents">
      <style:paragraph-properties fo:line-height="150%" fo:text-align="center" style:justify-single-word="false" style:writing-mode="page"/>
      <style:text-properties fo:font-size="12pt" fo:font-weight="bold" officeooo:rsid="00035287" officeooo:paragraph-rsid="00035287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 style:writing-mode="page"/>
      <style:text-properties fo:font-size="12pt" fo:font-weight="bold" officeooo:rsid="0003c31d" officeooo:paragraph-rsid="0003c31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start" style:justify-single-word="false" style:writing-mode="page"/>
      <style:text-properties fo:font-size="12pt" officeooo:rsid="0003c31d" officeooo:paragraph-rsid="0003c31d" style:font-size-asian="12pt" style:font-size-complex="12pt"/>
    </style:style>
    <style:style style:name="P7" style:family="paragraph" style:parent-style-name="Table_20_Contents">
      <style:paragraph-properties fo:line-height="150%" fo:text-align="center" style:justify-single-word="false" style:writing-mode="page"/>
      <style:text-properties fo:font-size="12pt" officeooo:rsid="0003c31d" officeooo:paragraph-rsid="0003c31d" style:font-size-asian="12pt" style:font-size-complex="12pt"/>
    </style:style>
    <style:style style:name="P8" style:family="paragraph" style:parent-style-name="Table_20_Contents">
      <style:paragraph-properties fo:line-height="150%" fo:text-align="start" style:justify-single-word="false" style:writing-mode="page"/>
      <style:text-properties fo:font-size="12pt" officeooo:rsid="0003f48d" officeooo:paragraph-rsid="0003f48d" style:font-size-asian="12pt" style:font-size-complex="12pt"/>
    </style:style>
    <style:style style:name="P9" style:family="paragraph" style:parent-style-name="Table_20_Contents">
      <style:paragraph-properties fo:line-height="150%" fo:text-align="start" style:justify-single-word="false" style:writing-mode="page"/>
      <style:text-properties fo:font-size="12pt" officeooo:rsid="00056941" officeooo:paragraph-rsid="00056941" style:font-size-asian="12pt" style:font-size-complex="12pt"/>
    </style:style>
    <style:style style:name="P10" style:family="paragraph" style:parent-style-name="Table_20_Contents">
      <style:paragraph-properties fo:line-height="150%" fo:text-align="start" style:justify-single-word="false" style:writing-mode="page"/>
      <style:text-properties fo:font-size="12pt" officeooo:rsid="0005bf08" officeooo:paragraph-rsid="0005bf08" style:font-size-asian="12pt" style:font-size-complex="12pt"/>
    </style:style>
    <style:style style:name="P11" style:family="paragraph" style:parent-style-name="Table_20_Contents">
      <style:paragraph-properties fo:line-height="150%" fo:text-align="start" style:justify-single-word="false" style:writing-mode="page"/>
      <style:text-properties fo:font-size="12pt" officeooo:rsid="0007b7f1" officeooo:paragraph-rsid="0007b7f1" style:font-size-asian="12pt" style:font-size-complex="12pt"/>
    </style:style>
    <style:style style:name="P12" style:family="paragraph" style:parent-style-name="Table_20_Contents">
      <style:paragraph-properties fo:line-height="150%" fo:text-align="center" style:justify-single-word="false" style:writing-mode="page"/>
      <style:text-properties fo:font-size="12pt" fo:font-weight="bold" officeooo:rsid="0003c31d" officeooo:paragraph-rsid="0003c31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 style:writing-mode="page"/>
      <style:text-properties fo:font-size="12pt" fo:font-weight="bold" officeooo:rsid="000bf41a" officeooo:paragraph-rsid="000bf41a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start" style:justify-single-word="false" style:writing-mode="page"/>
      <style:text-properties fo:font-size="12pt" officeooo:rsid="0003f48d" officeooo:paragraph-rsid="0003f48d" style:font-size-asian="12pt" style:font-size-complex="12pt"/>
    </style:style>
    <style:style style:name="P15" style:family="paragraph" style:parent-style-name="Table_20_Contents">
      <style:paragraph-properties fo:line-height="150%" fo:text-align="start" style:justify-single-word="false" style:writing-mode="page"/>
      <style:text-properties fo:font-size="12pt" officeooo:rsid="00056941" officeooo:paragraph-rsid="00056941" style:font-size-asian="12pt" style:font-size-complex="12pt"/>
    </style:style>
    <style:style style:name="P16" style:family="paragraph" style:parent-style-name="Table_20_Contents">
      <style:paragraph-properties fo:line-height="150%" fo:text-align="start" style:justify-single-word="false" style:writing-mode="page"/>
      <style:text-properties fo:font-size="12pt" officeooo:rsid="0005bf08" officeooo:paragraph-rsid="0005bf08" style:font-size-asian="12pt" style:font-size-complex="12pt"/>
    </style:style>
    <style:style style:name="P17" style:family="paragraph" style:parent-style-name="Table_20_Contents">
      <style:paragraph-properties fo:line-height="150%" fo:text-align="start" style:justify-single-word="false" style:writing-mode="page"/>
      <style:text-properties fo:font-size="12pt" officeooo:rsid="0007b7f1" officeooo:paragraph-rsid="0007b7f1" style:font-size-asian="12pt" style:font-size-complex="12pt"/>
    </style:style>
    <style:style style:name="P18" style:family="paragraph" style:parent-style-name="Table_20_Contents">
      <style:paragraph-properties fo:line-height="150%" fo:text-align="start" style:justify-single-word="false" style:writing-mode="page"/>
      <style:text-properties fo:font-size="12pt" officeooo:rsid="000bf41a" officeooo:paragraph-rsid="000bf41a" style:font-size-asian="12pt" style:font-size-complex="12pt"/>
    </style:style>
    <style:style style:name="P19" style:family="paragraph" style:parent-style-name="Table_20_Contents">
      <style:paragraph-properties fo:line-height="150%" fo:text-align="center" style:justify-single-word="false" style:writing-mode="page"/>
      <style:text-properties fo:font-size="12pt" officeooo:rsid="000bf41a" officeooo:paragraph-rsid="000bf41a" style:font-size-asian="12pt" style:font-size-complex="12pt"/>
    </style:style>
    <style:style style:name="T1" style:family="text">
      <style:text-properties officeooo:rsid="0005bf08"/>
    </style:style>
    <style:style style:name="T2" style:family="text">
      <style:text-properties officeooo:rsid="000bf4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us LEDs</text:p>
      <text:p text:style-name="P2"/>
      <table:table table:name="LEDMap" table:style-name="LEDMap">
        <table:table-column table:style-name="LEDMap.A"/>
        <table:table-column table:style-name="LEDMap.B"/>
        <table:table-column table:style-name="LEDMap.C"/>
        <table:table-row>
          <table:table-cell table:style-name="LEDMap.A1" office:value-type="string">
            <text:p text:style-name="P4">Name</text:p>
          </table:table-cell>
          <table:table-cell table:style-name="LEDMap.A1" office:value-type="string">
            <text:p text:style-name="P4">Description</text:p>
          </table:table-cell>
          <table:table-cell table:style-name="LEDMap.C1" office:value-type="string">
            <text:p text:style-name="P4">Number</text:p>
          </table:table-cell>
        </table:table-row>
        <table:table-row>
          <table:table-cell table:style-name="LEDMap.A2" office:value-type="string">
            <text:p text:style-name="P5">PWR</text:p>
          </table:table-cell>
          <table:table-cell table:style-name="LEDMap.A2" office:value-type="string">
            <text:p text:style-name="P6">Enabled at program startup, signals that the P<text:span text:style-name="T2">i</text:span>’s software is running.</text:p>
          </table:table-cell>
          <table:table-cell table:style-name="LEDMap.C2" office:value-type="string">
            <text:p text:style-name="P7">0</text:p>
          </table:table-cell>
        </table:table-row>
        <table:table-row>
          <table:table-cell table:style-name="LEDMap.A2" office:value-type="string">
            <text:p text:style-name="P5">HEARTBEAT</text:p>
          </table:table-cell>
          <table:table-cell table:style-name="LEDMap.A2" office:value-type="string">
            <text:p text:style-name="P8">LED is toggled every second to indicate that the software is in working order. If something locks up or the software crashes, this will stop blinking.</text:p>
          </table:table-cell>
          <table:table-cell table:style-name="LEDMap.C2" office:value-type="string">
            <text:p text:style-name="P19">1</text:p>
          </table:table-cell>
        </table:table-row>
        <table:table-row>
          <table:table-cell table:style-name="LEDMap.A2" office:value-type="string">
            <text:p text:style-name="P5">RTC OK</text:p>
          </table:table-cell>
          <table:table-cell table:style-name="LEDMap.A2" office:value-type="string">
            <text:p text:style-name="P9">Enabled <text:span text:style-name="T1">if</text:span> good data and checksums are received from the Real Time Clock on the auxiliary board.</text:p>
          </table:table-cell>
          <table:table-cell table:style-name="LEDMap.C2" office:value-type="string">
            <text:p text:style-name="P19">2</text:p>
          </table:table-cell>
        </table:table-row>
        <table:table-row>
          <table:table-cell table:style-name="LEDMap.A2" office:value-type="string">
            <text:p text:style-name="P5">NTP OK</text:p>
          </table:table-cell>
          <table:table-cell table:style-name="LEDMap.A2" office:value-type="string">
            <text:p text:style-name="P10">Enabled if NTP (clock synchronization) server can be reached.</text:p>
          </table:table-cell>
          <table:table-cell table:style-name="LEDMap.C2" office:value-type="string">
            <text:p text:style-name="P19">3</text:p>
          </table:table-cell>
        </table:table-row>
        <table:table-row>
          <table:table-cell table:style-name="LEDMap.A2" office:value-type="string">
            <text:p text:style-name="P5">NET OK</text:p>
          </table:table-cell>
          <table:table-cell table:style-name="LEDMap.A2" office:value-type="string">
            <text:p text:style-name="P10">Enabled if the internet can be reached (ping results?).</text:p>
          </table:table-cell>
          <table:table-cell table:style-name="LEDMap.C2" office:value-type="string">
            <text:p text:style-name="P19">4</text:p>
          </table:table-cell>
        </table:table-row>
        <table:table-row>
          <table:table-cell table:style-name="LEDMap.A2" office:value-type="string">
            <text:p text:style-name="P5">ALARM</text:p>
          </table:table-cell>
          <table:table-cell table:style-name="LEDMap.A2" office:value-type="string">
            <text:p text:style-name="P11">Enabled if the ALARM mode is set.</text:p>
          </table:table-cell>
          <table:table-cell table:style-name="LEDMap.C2" office:value-type="string">
            <text:p text:style-name="P19">5</text:p>
          </table:table-cell>
        </table:table-row>
        <table:table-row>
          <table:table-cell table:style-name="LEDMap.A2" office:value-type="string">
            <text:p text:style-name="P5">AUDIO</text:p>
          </table:table-cell>
          <table:table-cell table:style-name="LEDMap.A2" office:value-type="string">
            <text:p text:style-name="P11">Enabled if the Pi is currently playing audio.</text:p>
          </table:table-cell>
          <table:table-cell table:style-name="LEDMap.C2" office:value-type="string">
            <text:p text:style-name="P19">6</text:p>
          </table:table-cell>
        </table:table-row>
        <table:table-row>
          <table:table-cell table:style-name="LEDMap.A2" office:value-type="string">
            <text:p text:style-name="P13">UNUSED</text:p>
          </table:table-cell>
          <table:table-cell table:style-name="LEDMap.A2" office:value-type="string">
            <text:p text:style-name="P18">Currently not used.</text:p>
          </table:table-cell>
          <table:table-cell table:style-name="LEDMap.C2" office:value-type="string">
            <text:p text:style-name="P19">7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02:55:18.406197638</meta:creation-date>
    <meta:generator>LibreOffice/5.2.2.2.0$Linux_X86_64 LibreOffice_project/20m0$Build-2</meta:generator>
    <dc:date>2016-10-03T01:03:36.131473779</dc:date>
    <meta:editing-duration>PT14M28S</meta:editing-duration>
    <meta:editing-cycles>11</meta:editing-cycles>
    <meta:document-statistic meta:table-count="1" meta:image-count="0" meta:object-count="0" meta:page-count="1" meta:paragraph-count="28" meta:word-count="114" meta:character-count="615" meta:non-whitespace-character-count="529"/>
  </office:meta>
</office:document-meta>
</file>